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style:font-name-complex="Comic Sans MS"/>
    </style:style>
    <style:style style:name="P3" style:family="paragraph" style:parent-style-name="Standard">
      <style:text-properties style:font-name="Comic Sans MS" style:font-name-asian="Comic Sans MS" style:font-name-complex="Comic Sans MS"/>
    </style:style>
    <style:style style:name="P4" style:family="paragraph" style:parent-style-name="Standard">
      <style:text-properties style:font-name="Comic Sans MS" style:text-underline-style="solid" style:text-underline-width="auto" style:text-underline-color="font-color" style:font-name-complex="Comic Sans MS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12.7mm" fo:margin-right="0mm" fo:text-indent="0mm" style:auto-text-indent="false"/>
      <style:text-properties style:font-name="Comic Sans MS" fo:font-weight="bold" style:font-name-asian="Comic Sans MS" style:font-weight-asian="bold" style:font-name-complex="Comic Sans MS"/>
    </style:style>
    <style:style style:name="P7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omic Sans MS" style:font-name-complex="Comic Sans MS"/>
    </style:style>
    <style:style style:name="P8" style:family="paragraph" style:parent-style-name="Standard" style:master-page-name="Standard">
      <style:paragraph-properties style:page-number="auto"/>
      <style:text-properties style:font-name="Comic Sans MS" fo:font-weight="bold" style:font-weight-asian="bold" style:font-name-complex="Comic Sans MS"/>
    </style:style>
    <style:style style:name="T1" style:family="text">
      <style:text-properties style:font-name="Comic Sans MS" style:font-name-complex="Comic Sans MS"/>
    </style:style>
    <style:style style:name="T2" style:family="text">
      <style:text-properties style:font-name="Comic Sans MS" fo:font-weight="bold" style:font-weight-asian="bold" style:font-name-complex="Comic Sans MS"/>
    </style:style>
    <style:style style:name="T3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4" style:family="text">
      <style:text-properties style:font-name-asian="Comic Sans MS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<text:tab/><text:tab/><text:tab/><text:tab/><text:tab/>ΑΙΤΗΣΗ<text:tab/><text:tab/><text:tab/></text:p>
      <text:p text:style-name="P1"/>
      <text:p text:style-name="Standard"><text:span text:style-name="T2">Ωρομίσθιου-ιας</text:span></text:p>
      <text:p text:style-name="P1"/>
      <text:p text:style-name="P2">Επώνυμο…………………………………………………………………</text:p>
      <text:p text:style-name="P2">Όνομα…………………………………………………………………….</text:p>
      <text:p text:style-name="P2">Πατρώνυμο...............................................................</text:p>
      <text:p text:style-name="P2">Κλάδος……………………………………………………………........</text:p>
      <text:p text:style-name="Standard"><text:span text:style-name="T1">Σχολεία <text:s/>που υπηρετώ ..........................................</text:span></text:p>
      <text:p text:style-name="P3">…………………………………………………………………………………</text:p>
      <text:p text:style-name="P2">Δ/νση κατοικίας……………………………………………………</text:p>
      <text:p text:style-name="P3">…………………………………………………………………………………</text:p>
      <text:p text:style-name="P2">Τηλέφωνο………………………………………………………………</text:p>
      <text:p text:style-name="P2"><text:span text:style-name="T4">………………………………………………………………………………</text:span>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1">ΘΕΜΑ: Χορήγηση </text:span><text:span text:style-name="T3">αναρρωτικής</text:span><text:span text:style-name="T1"> άδειας</text:span></text:p>
      <text:p text:style-name="P6"><text:s text:c="2"/></text:p>
      <text:p text:style-name="P1"/>
      <text:p text:style-name="P2"/>
      <text:p text:style-name="P2"><text:soft-page-break/>1.Χορηγηθείσα αναρρωτική άδεια τρέχοντος διδακτικού<text:tab/> έτους:</text:p>
      <text:p text:style-name="P2"><text:span text:style-name="T4">…………………………………………………………………</text:span>ημέρ……..</text:p>
      <text:p text:style-name="P2"/>
      <text:p text:style-name="P2"/>
      <text:p text:style-name="P2"/>
      <text:p text:style-name="P2"/>
      <text:p text:style-name="P2"/>
      <text:p text:style-name="P2"/>
      <text:p text:style-name="P4">ΣΗΜΕΙΩΣΗ:</text:p>
      <text:p text:style-name="P2">ΕΝΗΜΕΡΩΝΩ ΤΗΝ ΜΙΣΘΟΔΟΣΙΑ ΑΠΟ ΤΗΝ ΠΡΩΤΗ ΗΜΕΡΑ ΑΣΘΕΝΕΙΑΣ ΣΤΟ ΤΗΛ. 2810-333730 ή 2810-333770</text:p>
      <text:p text:style-name="P2"/>
      <text:p text:style-name="P1"/>
      <text:p text:style-name="P1"/>
      <text:p text:style-name="P1"/>
      <text:p text:style-name="P1"/>
      <text:p text:style-name="P1">ΠΡΟΣ</text:p>
      <text:p text:style-name="P1"/>
      <text:p text:style-name="P2"/>
      <text:p text:style-name="P2">Την Διεύθυνση <text:s/>Δ.Ε. Ν. Ηρακλείου.</text:p>
      <text:p text:style-name="Standard"><text:span text:style-name="T1">(Δια του κ. Δ/ντή του………………………………………….</text:span></text:p>
      <text:p text:style-name="P2"><text:span text:style-name="T4">………………………………………………………………………………</text:span>.)</text:p>
      <text:p text:style-name="P2"/>
      <text:p text:style-name="P2"/>
      <text:p text:style-name="P2"/>
      <text:p text:style-name="P2"/>
      <text:p text:style-name="P5"><text:span text:style-name="T1">Παρακαλώ να μου χορηγήσετε </text:span><text:span text:style-name="T3">αναρρωτική</text:span><text:span text:style-name="T2"> </text:span><text:span text:style-name="T1">άδεια βάσει των άρθρων 657 &amp; 658 του Α.Κ. …………. ημερ……… από……………………………….. μέχρι……………………………..διότι……………………………....</text:span></text:p>
      <text:p text:style-name="P3"><text:soft-page-break/>…………………………………………………………………………………</text:p>
      <text:p text:style-name="P3">……………………………………………………………………………………………………………………………………………………………………</text:p>
      <text:p text:style-name="P2"/>
      <text:p text:style-name="P2"/>
      <text:p text:style-name="P2">Μαζί υποβάλλω και:</text:p>
      <text:p text:style-name="P2"/>
      <text:p text:style-name="P2">α) Γνωμάτευση <text:s/>ιατρού από το <text:s/>Ι.Κ.Α.</text:p>
      <text:p text:style-name="P2"/>
      <text:p text:style-name="P2">β)’Ένταλμα πληρωμής από το <text:s/>Ι.Κ.Α.</text:p>
      <text:p text:style-name="P2"/>
      <text:p text:style-name="P2"/>
      <text:p text:style-name="P2"/>
      <text:p text:style-name="P2"/>
      <text:p text:style-name="P2"/>
      <text:p text:style-name="P2"><text:span text:style-name="T4"><text:s text:c="17"/></text:span>Ημερομηνία:…………………………………</text:p>
      <text:p text:style-name="P2"/>
      <text:p text:style-name="P2"/>
      <text:p text:style-name="P7"><text:span text:style-name="T4">………… </text:span>Αιτ……………………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1-08T14:29:00</meta:creation-date>
    <dc:creator>Ελένη Τσαχάκη</dc:creator>
    <dc:date>2011-11-25T14:28:00</dc:date>
    <meta:print-date>2011-11-22T10:43:00</meta:print-date>
    <meta:editing-cycles>2</meta:editing-cycles>
    <meta:document-statistic meta:table-count="0" meta:image-count="0" meta:object-count="0" meta:page-count="3" meta:paragraph-count="30" meta:word-count="90" meta:character-count="1146" meta:non-whitespace-character-count="1051"/>
    <meta:generator>LibreOffice/5.2.7.2$Linux_X86_64 LibreOffice_project/20m0$Build-2</meta:generator>
  </office:meta>
</office:document-meta>
</file>